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tyle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1.049cm" svg:width="22.86cm" svg:x="1.28cm" svg:y="5.31cm">
          <draw:text-box>
            <text:p text:style-name="P1">Unit 2: Why Network Management</text:p>
          </draw:text-box>
        </draw:frame>
        <draw:frame draw:layer="layout" presentation:class="outline" presentation:style-name="Default-outline1" svg:height="11.049cm" svg:width="22.86cm" svg:x="1.28cm" svg:y="5.31cm">
          <draw:text-box/>
        </draw:frame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bout these workshop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Objectiv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On completion of this session, we hope you will know:</text:p>
            <text:list text:style-name="L2">
              <text:list-item>
                <text:p text:style-name="P3">What you can get from this course</text:p>
              </text:list-item>
              <text:list-item>
                <text:p text:style-name="P3">Why we are running this course</text:p>
              </text:list-item>
              <text:list-item>
                <text:p text:style-name="P3">Why network management is important in academic institutions</text:p>
              </text:list-item>
              <text:list-item>
                <text:p text:style-name="P3">The benefits and value of good network management</text:p>
              </text:list-item>
            </text:list>
          </draw:text-box>
        </draw:frame>
        <presentation:notes draw:style-name="dp2">
          <draw:page-thumbnail draw:layer="layout" draw:page-number="3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We will cover how to achieve these things in the remaining units.</text:p>
            </draw:text-box>
          </draw:frame>
        </presentation:notes>
      </draw:page>
      <draw:page draw:master-page-name="Title_20_Slide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at do you want from this course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Make university happy?</text:p>
              </text:list-item>
              <text:list-item>
                <text:p text:style-name="P3">Make your job easier?</text:p>
              </text:list-item>
              <text:list-item>
                <text:p text:style-name="P3">Do a better job?</text:p>
              </text:list-item>
              <text:list-item>
                <text:p text:style-name="P3">Get a certificate?</text:p>
              </text:list-item>
              <text:list-item>
                <text:p text:style-name="P3">Increase your pay?</text:p>
              </text:list-item>
              <text:list-item>
                <text:p text:style-name="P3">Change job?</text:p>
              </text:list-item>
            </text:list>
          </draw:text-box>
        </draw:frame>
        <presentation:notes draw:style-name="dp2">
          <draw:page-thumbnail draw:layer="layout" draw:page-number="4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list text:style-name="L2">
                <text:list-item>
                  <text:p text:style-name="P3">Make your institution happier? What do<text:s/><text:span text:style-name="P1">they</text:span> want from you as a result?</text:p>
                </text:list-item>
                <text:list-item>
                  <text:p text:style-name="P3">Manage your network better? Why?</text:p>
                </text:list-item>
              </text:list>
            </draw:text-box>
          </draw:frame>
        </presentation:notes>
      </draw:page>
      <draw:page draw:master-page-name="Title_20_Slide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e want your university to run better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Digital library resources</text:p>
              </text:list-item>
              <text:list-item>
                <text:p text:style-name="P3">Access to journals</text:p>
              </text:list-item>
              <text:list-item>
                <text:p text:style-name="P3">Collaboration with other scientists</text:p>
              </text:list-item>
              <text:list-item>
                <text:p text:style-name="P3">Recruitment and retention</text:p>
              </text:list-item>
              <text:list-item>
                <text:p text:style-name="P3">Reduce wasted time waiting for pages to load</text:p>
              </text:list-item>
            </text:list>
            <text:p text:style-name="P3">Problems caused by poor network management...</text:p>
          </draw:text-box>
        </draw:frame>
      </draw:page>
      <draw:page draw:master-page-name="Title_20_Slide" draw:name="page6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ternet based information resources and communication tool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Digital library resources are under utilised</text:p>
              </text:list-item>
              <text:list-item>
                <text:p text:style-name="P3">Resource license costs can be less effective</text:p>
              </text:list-item>
              <text:list-item>
                <text:p text:style-name="P3">Free or low cost resources are difficult to take advantage of</text:p>
              </text:list-item>
              <text:list-item>
                <text:p text:style-name="P3">The digital library revolution is difficult to participate in</text:p>
              </text:list-item>
              <text:list-item>
                <text:p text:style-name="P3">Continued digital divide</text:p>
              </text:list-item>
            </text:list>
          </draw:text-box>
        </draw:frame>
      </draw:page>
      <draw:page draw:master-page-name="Title_20_Slide" draw:name="page7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Utilisation of ICT capacities and investment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Bandwidth charges of $5,000 per month that result in an unusable link –
is that money well spent?</text:p>
              </text:list-item>
              <text:list-item>
                <text:p text:style-name="P3">Infrastructure costs e.g. PC computer labs that users spend most
of their time sitting around waiting for pages to display – is
that money well spent?</text:p>
              </text:list-item>
              <text:list-item>
                <text:p text:style-name="P3">Impacts on a university’s core activities, especially
those that require up to date and a wide range of information
resources e.g. teaching and research.</text:p>
              </text:list-item>
            </text:list>
          </draw:text-box>
        </draw:frame>
      </draw:page>
      <draw:page draw:master-page-name="Title_20_Slide" draw:name="page8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Libraries and access to information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Impact on the library or library mediated information
* Slow or no access to information resources
* Restriction on services that the library can offer</text:p>
              </text:list-item>
              <text:list-item>
                <text:p text:style-name="P3">Limited bandwidth is being used to access all sources of information
* Not just formal, quality controlled resources</text:p>
              </text:list-item>
            </text:list>
            <text:p text:style-name="P3">Comparison: a library with a very small door, that only allows a small
number of users in or out at any one time and is often closed. A locked
or under utilised resource.</text:p>
            <text:p text:style-name="P3">Library community are central in the development of supportive policy environment:</text:p>
            <text:list text:style-name="L2">
              <text:list-item>
                <text:p text:style-name="P3">bandwidth is an essential tools to deliver their services</text:p>
              </text:list-item>
              <text:list-item>
                <text:p text:style-name="P3">services are essential to the university</text:p>
              </text:list-item>
            </text:list>
          </draw:text-box>
        </draw:frame>
      </draw:page>
      <draw:page draw:master-page-name="Title_20_Slide" draw:name="page9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Brain drain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Skilled staff leaving the university makes life very difficult for them.
Do everything possible to reduce/avoid it!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